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 style:master-page-name="Standard">
      <style:table-properties style:width="18.127cm" fo:margin-left="-1cm" style:page-number="0" table:align="left" style:writing-mode="lr-tb"/>
    </style:style>
    <style:style style:name="Tableau1.A" style:family="table-column">
      <style:table-column-properties style:column-width="5.251cm"/>
    </style:style>
    <style:style style:name="Tableau1.B" style:family="table-column">
      <style:table-column-properties style:column-width="8.751cm"/>
    </style:style>
    <style:style style:name="Tableau1.C" style:family="table-column">
      <style:table-column-properties style:column-width="4.126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fo:padding-left="0.123cm" fo:padding-right="0.123cm" fo:padding-top="0cm" fo:padding-bottom="0cm" fo:border="none"/>
    </style:style>
    <style:style style:name="Tableau1.5" style:family="table-row">
      <style:table-row-properties style:keep-together="false" fo:keep-together="always"/>
    </style:style>
    <style:style style:name="Tableau2" style:family="table">
      <style:table-properties style:width="17.251cm" fo:margin-left="-0.123cm" table:align="left" style:writing-mode="lr-tb"/>
    </style:style>
    <style:style style:name="Tableau2.A" style:family="table-column">
      <style:table-column-properties style:column-width="2.625cm"/>
    </style:style>
    <style:style style:name="Tableau2.B" style:family="table-column">
      <style:table-column-properties style:column-width="14.626cm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fo:padding-left="0.123cm" fo:padding-right="0.123cm" fo:padding-top="0cm" fo:padding-bottom="0cm" fo:border="none"/>
    </style:style>
    <style:style style:name="Tableau3" style:family="table">
      <style:table-properties style:width="17.027cm" table:align="left" style:writing-mode="lr-tb"/>
    </style:style>
    <style:style style:name="Tableau3.A" style:family="table-column">
      <style:table-column-properties style:column-width="17.027cm"/>
    </style:style>
    <style:style style:name="Tableau3.1" style:family="table-row">
      <style:table-row-properties style:min-row-height="2.297cm" style:keep-together="true" fo:keep-together="auto"/>
    </style:style>
    <style:style style:name="Tableau3.A1" style:family="table-cell">
      <style:table-cell-properties fo:padding-left="0.123cm" fo:padding-right="0.123cm" fo:padding-top="0cm" fo:padding-bottom="0cm" fo:border="0.002cm solid #000000"/>
    </style:style>
    <style:style style:name="Tableau4" style:family="table">
      <style:table-properties style:width="17.212cm" fo:margin-left="0.041cm" table:align="left" style:writing-mode="lr-tb"/>
    </style:style>
    <style:style style:name="Tableau4.A" style:family="table-column">
      <style:table-column-properties style:column-width="17.212cm"/>
    </style:style>
    <style:style style:name="Tableau4.1" style:family="table-row">
      <style:table-row-properties style:min-row-height="6.399cm" style:keep-together="true" fo:keep-together="auto"/>
    </style:style>
    <style:style style:name="Tableau4.A1" style:family="table-cell">
      <style:table-cell-properties fo:padding-left="0.123cm" fo:padding-right="0.123cm" fo:padding-top="0cm" fo:padding-bottom="0cm" fo:border="0.002cm solid #000000"/>
    </style:style>
    <style:style style:name="Tableau5" style:family="table">
      <style:table-properties style:width="17.253cm" table:align="left" style:writing-mode="lr-tb"/>
    </style:style>
    <style:style style:name="Tableau5.A" style:family="table-column">
      <style:table-column-properties style:column-width="17.253cm"/>
    </style:style>
    <style:style style:name="Tableau5.1" style:family="table-row">
      <style:table-row-properties style:min-row-height="5.299cm" style:keep-together="true" fo:keep-together="auto"/>
    </style:style>
    <style:style style:name="Tableau5.A1" style:family="table-cell">
      <style:table-cell-properties fo:padding-left="0.123cm" fo:padding-right="0.123cm" fo:padding-top="0cm" fo:padding-bottom="0cm" fo:border="0.002cm solid #000000"/>
    </style:style>
    <style:style style:name="Tableau6" style:family="table">
      <style:table-properties style:width="16.686cm" fo:margin-left="0.067cm" table:align="left" style:writing-mode="lr-tb"/>
    </style:style>
    <style:style style:name="Tableau6.A" style:family="table-column">
      <style:table-column-properties style:column-width="16.686cm"/>
    </style:style>
    <style:style style:name="Tableau6.1" style:family="table-row">
      <style:table-row-properties style:min-row-height="4.514cm" style:keep-together="true" fo:keep-together="auto"/>
    </style:style>
    <style:style style:name="Tableau6.A1" style:family="table-cell">
      <style:table-cell-properties fo:padding-left="0.123cm" fo:padding-right="0.123cm" fo:padding-top="0cm" fo:padding-bottom="0cm" fo:border="0.002cm solid #000000"/>
    </style:style>
    <style:style style:name="Tableau7" style:family="table">
      <style:table-properties style:width="17.251cm" fo:margin-left="-0.123cm" table:align="left" style:writing-mode="lr-tb"/>
    </style:style>
    <style:style style:name="Tableau7.A" style:family="table-column">
      <style:table-column-properties style:column-width="0.624cm"/>
    </style:style>
    <style:style style:name="Tableau7.B" style:family="table-column">
      <style:table-column-properties style:column-width="8.001cm"/>
    </style:style>
    <style:style style:name="Tableau7.C" style:family="table-column">
      <style:table-column-properties style:column-width="0.499cm"/>
    </style:style>
    <style:style style:name="Tableau7.D" style:family="table-column">
      <style:table-column-properties style:column-width="8.126cm"/>
    </style:style>
    <style:style style:name="Tableau7.1" style:family="table-row">
      <style:table-row-properties style:keep-together="true" fo:keep-together="auto"/>
    </style:style>
    <style:style style:name="Tableau7.A1" style:family="table-cell">
      <style:table-cell-properties fo:padding-left="0.123cm" fo:padding-right="0.123cm" fo:padding-top="0cm" fo:padding-bottom="0cm" fo:border="none"/>
    </style:style>
    <style:style style:name="Tableau8" style:family="table">
      <style:table-properties style:width="6.588cm" fo:margin-left="-0.012cm" table:align="left" style:writing-mode="lr-tb"/>
    </style:style>
    <style:style style:name="Tableau8.A" style:family="table-column">
      <style:table-column-properties style:column-width="6.588cm"/>
    </style:style>
    <style:style style:name="Tableau8.1" style:family="table-row">
      <style:table-row-properties style:min-row-height="1.984cm" style:keep-together="true" fo:keep-together="auto"/>
    </style:style>
    <style:style style:name="Tableau8.A1" style:family="table-cell">
      <style:table-cell-properties fo:padding-left="0.123cm" fo:padding-right="0.123cm" fo:padding-top="0cm" fo:padding-bottom="0cm" fo:border="0.002cm solid #000000"/>
    </style:style>
    <style:style style:name="Tableau9" style:family="table">
      <style:table-properties style:width="16.298cm" fo:margin-left="-0.065cm" table:align="left" style:writing-mode="lr-tb"/>
    </style:style>
    <style:style style:name="Tableau9.A" style:family="table-column">
      <style:table-column-properties style:column-width="16.298cm"/>
    </style:style>
    <style:style style:name="Tableau9.1" style:family="table-row">
      <style:table-row-properties style:min-row-height="4.498cm" style:keep-together="true" fo:keep-together="auto"/>
    </style:style>
    <style:style style:name="Tableau9.A1" style:family="table-cell">
      <style:table-cell-properties fo:padding-left="0.123cm" fo:padding-right="0.123cm" fo:padding-top="0cm" fo:padding-bottom="0cm" fo:border="0.002cm solid #000000"/>
    </style:style>
    <style:style style:name="Tableau10" style:family="table">
      <style:table-properties style:width="17.251cm" fo:margin-left="-0.123cm" table:align="left" style:writing-mode="lr-tb"/>
    </style:style>
    <style:style style:name="Tableau10.A" style:family="table-column">
      <style:table-column-properties style:column-width="0.624cm"/>
    </style:style>
    <style:style style:name="Tableau10.B" style:family="table-column">
      <style:table-column-properties style:column-width="16.626cm"/>
    </style:style>
    <style:style style:name="Tableau10.1" style:family="table-row">
      <style:table-row-properties style:keep-together="true" fo:keep-together="auto"/>
    </style:style>
    <style:style style:name="Tableau10.A1" style:family="table-cell">
      <style:table-cell-properties fo:padding-left="0.123cm" fo:padding-right="0.123cm" fo:padding-top="0cm" fo:padding-bottom="0cm" fo:border="none"/>
    </style:style>
    <style:style style:name="Tableau11" style:family="table">
      <style:table-properties style:width="17.251cm" fo:margin-left="-0.123cm" table:align="left" style:writing-mode="lr-tb"/>
    </style:style>
    <style:style style:name="Tableau11.A" style:family="table-column">
      <style:table-column-properties style:column-width="0.624cm"/>
    </style:style>
    <style:style style:name="Tableau11.B" style:family="table-column">
      <style:table-column-properties style:column-width="16.626cm"/>
    </style:style>
    <style:style style:name="Tableau11.1" style:family="table-row">
      <style:table-row-properties style:keep-together="true" fo:keep-together="auto"/>
    </style:style>
    <style:style style:name="Tableau11.A1" style:family="table-cell">
      <style:table-cell-properties fo:padding-left="0.123cm" fo:padding-right="0.123cm" fo:padding-top="0cm" fo:padding-bottom="0cm" fo:border="none"/>
    </style:style>
    <style:style style:name="Tableau12" style:family="table">
      <style:table-properties style:width="16.589cm" fo:margin-left="0.093cm" table:align="left" style:writing-mode="lr-tb"/>
    </style:style>
    <style:style style:name="Tableau12.A" style:family="table-column">
      <style:table-column-properties style:column-width="16.589cm"/>
    </style:style>
    <style:style style:name="Tableau12.1" style:family="table-row">
      <style:table-row-properties style:min-row-height="4.101cm" style:keep-together="true" fo:keep-together="auto"/>
    </style:style>
    <style:style style:name="Tableau12.A1" style:family="table-cell">
      <style:table-cell-properties fo:padding-left="0.123cm" fo:padding-right="0.123cm" fo:padding-top="0cm" fo:padding-bottom="0cm" fo:border="0.002cm solid #000000"/>
    </style:style>
    <style:style style:name="P1" style:family="paragraph" style:parent-style-name="Standard">
      <style:paragraph-properties fo:text-align="center" style:justify-single-word="false"/>
      <style:text-properties fo:font-size="7pt" fo:font-weight="bold" style:font-size-asian="7pt" style:font-weight-asian="bold" style:font-size-complex="7pt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6" style:family="paragraph" style:parent-style-name="Standard">
      <style:text-properties fo:font-size="8pt" style:font-size-asian="8pt" style:font-size-complex="8pt"/>
    </style:style>
    <style:style style:name="P7" style:family="paragraph" style:parent-style-name="annotation_20_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P8" style:family="paragraph" style:parent-style-name="annotation_20_text">
      <style:paragraph-properties fo:text-align="center" style:justify-single-word="fals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P9" style:family="paragraph" style:parent-style-name="annotation_20_text">
      <style:text-properties style:font-name="Times New Roman" style:font-name-asian="Times New Roman" style:font-name-complex="Times New Roman"/>
    </style:style>
    <style:style style:name="P10" style:family="paragraph" style:parent-style-name="annotation_20_text">
      <style:text-properties style:font-name="Times New Roman" fo:font-size="8pt" style:font-name-asian="Times New Roman" style:font-size-asian="8pt" style:font-name-complex="Times New Roman" style:font-size-complex="8pt"/>
    </style:style>
    <style:style style:name="P11" style:family="paragraph" style:parent-style-name="annotation_20_text">
      <style:text-properties style:font-name="Times New Roman" fo:font-size="8pt" fo:font-weight="bold" style:font-name-asian="Times New Roman" style:font-size-asian="8pt" style:font-weight-asian="bold" style:font-name-complex="Times New Roman" style:font-size-complex="8pt" style:font-weight-complex="bold"/>
    </style:style>
    <style:style style:name="P12" style:family="paragraph" style:parent-style-name="annotation_20_text">
      <style:paragraph-properties fo:text-align="center" style:justify-single-word="false"/>
      <style:text-properties style:font-name="Times New Roman" fo:font-size="8pt" fo:font-weight="bold" style:font-name-asian="Times New Roman" style:font-size-asian="8pt" style:font-weight-asian="bold" style:font-name-complex="Times New Roman" style:font-size-complex="8pt" style:font-weight-complex="bold"/>
    </style:style>
    <style:style style:name="P13" style:family="paragraph" style:parent-style-name="annotation_20_text">
      <style:text-properties style:font-name="Times New Roman" fo:font-size="7pt" fo:font-weight="bold" style:font-name-asian="Times New Roman" style:font-size-asian="7pt" style:font-weight-asian="bold" style:font-name-complex="Times New Roman" style:font-size-complex="7pt" style:font-weight-complex="bold"/>
    </style:style>
    <style:style style:name="P14" style:family="paragraph" style:parent-style-name="annotation_20_text">
      <style:paragraph-properties fo:text-align="center" style:justify-single-word="false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P15" style:family="paragraph" style:parent-style-name="annotation_20_text"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P16" style:family="paragraph" style:parent-style-name="annotation_20_text">
      <style:paragraph-properties fo:margin-left="0cm" fo:margin-right="0cm" fo:text-indent="1.249cm" style:auto-text-indent="fals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P17" style:family="paragraph" style:parent-style-name="heading_20_2">
      <style:paragraph-properties fo:text-align="start" style:justify-single-word="false" fo:padding-left="0cm" fo:padding-right="0cm" fo:padding-top="0cm" fo:padding-bottom="0.035cm" fo:border-left="none" fo:border-right="none" fo:border-top="none" fo:border-bottom="0.035cm solid #000000" fo:keep-with-next="auto"/>
      <style:text-properties style:font-name="Times New Roman" fo:font-size="8pt" style:font-name-asian="Times New Roman" style:font-size-asian="8pt" style:font-name-complex="Times New Roman" style:font-size-complex="8pt"/>
    </style:style>
    <style:style style:name="P18" style:family="paragraph" style:parent-style-name="heading_20_2">
      <style:paragraph-properties fo:text-align="start" style:justify-single-word="false" fo:padding-left="0cm" fo:padding-right="0cm" fo:padding-top="0cm" fo:padding-bottom="0.035cm" fo:border-left="none" fo:border-right="none" fo:border-top="none" fo:border-bottom="0.035cm solid #000000"/>
      <style:text-properties style:font-name="Times New Roman" fo:font-size="8pt" style:font-name-asian="Times New Roman" style:font-size-asian="8pt" style:font-name-complex="Times New Roman" style:font-size-complex="8pt"/>
    </style:style>
    <style:style style:name="P19" style:family="paragraph" style:parent-style-name="heading_20_2">
      <style:paragraph-properties fo:text-align="start" style:justify-single-word="false" fo:padding-left="0cm" fo:padding-right="0cm" fo:padding-top="0cm" fo:padding-bottom="0.035cm" fo:border-left="none" fo:border-right="none" fo:border-top="none" fo:border-bottom="0.035cm solid #000000"/>
      <style:text-properties style:font-name="Times New Roman" fo:font-size="8pt" fo:font-weight="normal" style:font-name-asian="Times New Roman" style:font-size-asian="8pt" style:font-weight-asian="normal" style:font-name-complex="Times New Roman" style:font-size-complex="8pt" style:font-weight-complex="normal"/>
    </style:style>
    <style:style style:name="P20" style:family="paragraph" style:parent-style-name="heading_20_2">
      <style:paragraph-properties fo:padding-left="0cm" fo:padding-right="0cm" fo:padding-top="0cm" fo:padding-bottom="0.035cm" fo:border-left="none" fo:border-right="none" fo:border-top="none" fo:border-bottom="0.035cm solid #000000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21" style:family="paragraph" style:parent-style-name="heading_20_2">
      <style:paragraph-properties fo:text-align="start" style:justify-single-word="false" fo:padding="0cm" fo:border-left="none" fo:border-right="none" fo:border-top="none" fo:border-bottom="0.035cm solid #000000"/>
      <style:text-properties style:font-name="Times New Roman" fo:font-size="8pt" fo:font-weight="normal" style:font-name-asian="Times New Roman" style:font-size-asian="8pt" style:font-weight-asian="normal" style:font-name-complex="Times New Roman" style:font-size-complex="8pt" style:font-weight-complex="normal"/>
    </style:style>
    <style:style style:name="P22" style:family="paragraph" style:parent-style-name="heading_20_2">
      <style:paragraph-properties fo:padding-left="0cm" fo:padding-right="0cm" fo:padding-top="0cm" fo:padding-bottom="0.247cm" fo:border-left="none" fo:border-right="none" fo:border-top="none" fo:border-bottom="0.035cm solid #000000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23" style:family="paragraph" style:parent-style-name="heading_20_3">
      <style:text-properties style:font-name="Times New Roman" style:font-name-asian="Times New Roman" style:font-name-complex="Times New Roman"/>
    </style:style>
    <style:style style:name="P24" style:family="paragraph" style:parent-style-name="heading_20_4">
      <style:text-properties style:font-name="Times New Roman" style:font-name-asian="Times New Roman" style:font-name-complex="Times New Roman"/>
    </style:style>
    <style:style style:name="P25" style:family="paragraph" style:parent-style-name="heading_20_4">
      <style:text-properties style:font-name="Times New Roman" fo:font-weight="normal" style:font-name-asian="Times New Roman" style:font-weight-asian="normal" style:font-name-complex="Times New Roman" style:font-weight-complex="normal"/>
    </style:style>
    <style:style style:name="P26" style:family="paragraph" style:parent-style-name="annotation_20_text" style:master-page-name="Conversion_20_1">
      <style:paragraph-properties style:page-number="auto"/>
    </style:style>
    <style:style style:name="P27" style:family="paragraph" style:parent-style-name="annotation_20_text" style:master-page-name="Conversion_20_2">
      <style:paragraph-properties style:page-number="auto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P28" style:family="paragraph" style:parent-style-name="annotation_20_text" style:master-page-name="Conversion_20_3">
      <style:paragraph-properties fo:text-align="center" style:justify-single-word="false" style:page-number="auto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style:font-name="Times New Roman" fo:font-size="8pt" style:font-name-asian="Times New Roman" style:font-size-asian="8pt" style:font-name-complex="Times New Roman" style:font-size-complex="8pt"/>
    </style:style>
    <style:style style:name="T6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T7" style:family="text">
      <style:text-properties style:text-position="37% 58%" style:font-name="Times New Roman" fo:font-size="8pt" style:font-name-asian="Times New Roman" style:font-size-asian="8pt" style:font-name-complex="Times New Roman" style:font-size-complex="8pt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9pt" fo:font-weight="bold" style:font-size-asian="9pt" style:font-weight-asian="bold" style:font-size-complex="9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     " text:name="FORMTEXT Établissement_1"/>
        <text:user-field-decl office:value-type="string" office:string-value="     " text:name="FORMTEXT NomDeNaissance"/>
        <text:user-field-decl office:value-type="string" office:string-value="     " text:name="FORMTEXT Prénoms"/>
        <text:user-field-decl office:value-type="string" office:string-value="     " text:name="FORMTEXT NomDUsage"/>
        <text:user-field-decl office:value-type="string" office:string-value="     " text:name="FORMTEXT NomSurPublication"/>
        <text:user-field-decl office:value-type="string" office:string-value="     " text:name="FORMTEXT DateNaissance"/>
        <text:user-field-decl office:value-type="string" office:string-value="     " text:name="FORMTEXT NuméroEtRue"/>
        <text:user-field-decl office:value-type="string" office:string-value="     " text:name="FORMTEXT CodePostal"/>
        <text:user-field-decl office:value-type="string" office:string-value="     " text:name="FORMTEXT Pays"/>
        <text:user-field-decl office:value-type="string" office:string-value="     " text:name="FORMTEXT Ville"/>
        <text:user-field-decl office:value-type="string" office:string-value="     " text:name="FORMTEXT EMail"/>
        <text:user-field-decl office:value-type="string" office:string-value="    " text:name="FORMTEXT Soutenance_Année"/>
        <text:user-field-decl office:value-type="string" office:string-value="  " text:name="FORMTEXT Soutenance_Mois"/>
        <text:user-field-decl office:value-type="string" office:string-value="     " text:name="FORMTEXT DirThèse_Spécialité"/>
        <text:user-field-decl office:value-type="string" office:string-value="     " text:name="FORMTEXT DirThèse_Nom"/>
        <text:user-field-decl office:value-type="string" office:string-value="     " text:name="FORMTEXT DirThèse_Prénom"/>
        <text:user-field-decl office:value-type="string" office:string-value="" text:name="FORMCHECKBOX TypeDoct_Doctorat"/>
        <text:user-field-decl office:value-type="string" office:string-value="" text:name="FORMCHECKBOX TypeDoct_Exercice"/>
        <text:user-field-decl office:value-type="string" office:string-value="" text:name="FORMCHECKBOX TypeDoct_DoctÉtat"/>
        <text:user-field-decl office:value-type="string" office:string-value="     " text:name="FORMTEXT Discipline"/>
        <text:user-field-decl office:value-type="string" office:string-value="    " text:name="FORMTEXT NbDeVolumes"/>
        <text:user-field-decl office:value-type="string" office:string-value="    " text:name="FORMTEXT NbDePages"/>
        <text:user-field-decl office:value-type="string" office:string-value="    " text:name="FORMTEXT NbDeRéférencesBiblio"/>
        <text:user-field-decl office:value-type="string" office:string-value="     " text:name="FORMTEXT TitreEnFrançais"/>
        <text:user-field-decl office:value-type="string" office:string-value="     " text:name="FORMTEXT RésuméEnFrançais"/>
        <text:user-field-decl office:value-type="string" office:string-value="     " text:name="FORMTEXT RésuméEnAnglais"/>
        <text:user-field-decl office:value-type="string" office:string-value="     " text:name="FORMTEXT TitreEnAnglais"/>
        <text:user-field-decl office:value-type="string" office:string-value="     " text:name="FORMTEXT Proposition_MotClé1"/>
        <text:user-field-decl office:value-type="string" office:string-value="     " text:name="FORMTEXT Proposition_MotClé5"/>
        <text:user-field-decl office:value-type="string" office:string-value="     " text:name="FORMTEXT Proposition_MotClé2"/>
        <text:user-field-decl office:value-type="string" office:string-value="     " text:name="FORMTEXT Proposition_MotClé6"/>
        <text:user-field-decl office:value-type="string" office:string-value="     " text:name="FORMTEXT Proposition_MotClé3"/>
        <text:user-field-decl office:value-type="string" office:string-value="     " text:name="FORMTEXT Proposition_MotClé7"/>
        <text:user-field-decl office:value-type="string" office:string-value="     " text:name="FORMTEXT Proposition_MotClé4"/>
        <text:user-field-decl office:value-type="string" office:string-value="     " text:name="FORMTEXT Proposition_MotClé8"/>
        <text:user-field-decl office:value-type="string" office:string-value="" text:name="FORMCHECKBOX Autoris_Jury_Oui"/>
        <text:user-field-decl office:value-type="string" office:string-value="     " text:name="FORMTEXT Établissement_2"/>
        <text:user-field-decl office:value-type="string" office:string-value="    " text:name="FORMTEXT Autoris_Jury_NonDate"/>
        <text:user-field-decl office:value-type="string" office:string-value="" text:name="FORMCHECKBOX Autoris_Jury_NonCorr"/>
        <text:user-field-decl office:value-type="string" office:string-value="     " text:name="FORMTEXT Rbccn"/>
        <text:user-field-decl office:value-type="string" office:string-value="     " text:name="FORMTEXT NNT"/>
        <text:user-field-decl office:value-type="string" office:string-value="     " text:name="FORMTEXT IndexationRameau1"/>
        <text:user-field-decl office:value-type="string" office:string-value="     " text:name="FORMTEXT IndexationRameau2"/>
        <text:user-field-decl office:value-type="string" office:string-value="     " text:name="FORMTEXT IndexationRameau3"/>
        <text:user-field-decl office:value-type="string" office:string-value="     " text:name="FORMTEXT IndexationRameau4"/>
        <text:user-field-decl office:value-type="string" office:string-value="     " text:name="FORMTEXT IndexationRameau5"/>
        <text:user-field-decl office:value-type="string" office:string-value="     " text:name="FORMTEXT IndexationLibre1"/>
        <text:user-field-decl office:value-type="string" office:string-value="     " text:name="FORMTEXT IndexationLibre2"/>
        <text:user-field-decl office:value-type="string" office:string-value="     " text:name="FORMTEXT IndexationLibre3"/>
        <text:user-field-decl office:value-type="string" office:string-value="     " text:name="FORMTEXT IndexationLibre4"/>
      </text:user-field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">MINISTÈRE DE L’ÉDUCATION</text:p>
          </table:table-cell>
          <table:table-cell table:style-name="Tableau1.A1" office:value-type="string">
            <text:p text:style-name="P8">FORMULAIRE D’ENREGISTREMENT</text:p>
          </table:table-cell>
          <table:table-cell table:style-name="Tableau1.A1" office:value-type="string">
            <text:p text:style-name="P8"/>
          </table:table-cell>
        </table:table-row>
        <table:table-row table:style-name="Tableau1.1">
          <table:table-cell table:style-name="Tableau1.A1" office:value-type="string">
            <text:p text:style-name="P1">NATIONALE</text:p>
          </table:table-cell>
          <table:table-cell table:style-name="Tableau1.A1" office:value-type="string">
            <text:p text:style-name="P4">DE THÈSE SOUTENUE</text:p>
          </table:table-cell>
          <table:table-cell table:style-name="Tableau1.A1" office:value-type="string">
            <text:p text:style-name="Standard"/>
          </table:table-cell>
        </table:table-row>
        <table:table-row table:style-name="Tableau1.1">
          <table:table-cell table:style-name="Tableau1.A1" office:value-type="string">
            <text:p text:style-name="P1">SOUS-DIRECTION DES BIBLIOTHÈQUES</text:p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/>
          </table:table-cell>
        </table:table-row>
        <table:table-row table:style-name="Tableau1.1">
          <table:table-cell table:style-name="Tableau1.A1" office:value-type="string">
            <text:p text:style-name="P1">ET DE L’INFORMATION</text:p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5"/>
          </table:table-cell>
        </table:table-row>
        <table:table-row table:style-name="Tableau1.5">
          <table:table-cell table:style-name="Tableau1.A1" office:value-type="string">
            <text:p text:style-name="P1">SCIENTIFIQUE</text:p>
          </table:table-cell>
          <table:table-cell table:style-name="Tableau1.A1" table:number-columns-spanned="2" office:value-type="string">
            <text:p text:style-name="P2"><text:span text:style-name="T2">À FOURNIR OBLIGATOIREMENT EN 2 EXEMPLAIRES <text:s/>POUR TOUTE SOUTENANCE DE THÈSE REMISE </text:span><text:span text:style-name="T3">SOUS FORME PAPIER</text:span><text:span text:style-name="T2">, QUE CETTE THÈSE SOIT OU NON REPRODUITE (*)</text:span></text:p>
          </table:table-cell>
          <table:covered-table-cell/>
        </table:table-row>
        <table:table-row table:style-name="Tableau1.5">
          <table:table-cell table:style-name="Tableau1.A1" office:value-type="string">
            <text:p text:style-name="P4"/>
          </table:table-cell>
          <table:table-cell table:style-name="Tableau1.A1" table:number-columns-spanned="2" office:value-type="string">
            <text:p text:style-name="P5"/>
          </table:table-cell>
          <table:covered-table-cell/>
        </table:table-row>
      </table:table>
      <text:p text:style-name="P6"/>
      <text:p text:style-name="P6"/>
      <text:h text:style-name="P23" text:outline-level="3" text:is-list-header="true"/>
      <text:p text:style-name="Standard"><text:span text:style-name="T1">ÉTABLISSEMENT</text:span> <text:bookmark-start text:name="Établissement_1"/><text:span text:style-name="T1"><text:user-field-get text:name="FORMTEXT Établissement_1">     </text:user-field-get></text:span><text:bookmark-end text:name="Établissement_1"/></text:p>
      <text:p text:style-name="Standard"><text:span text:style-name="T1">ECOLE DOCTORALE</text:span> <text:span text:style-name="T1"><text:user-field-get text:name="FORMTEXT Établissement_1">     </text:user-field-get></text:span></text:p>
      <text:h text:style-name="P17" text:outline-level="2" text:is-list-header="true"/>
      <text:p text:style-name="P4">À REMPLIR EN MAJUSCULES PAR L’ÉTUDIANT</text:p>
      <text:p text:style-name="P6"/>
      <text:h text:style-name="P24" text:outline-level="4" text:is-list-header="true">1. AUTEUR *</text:h>
      <text:h text:style-name="P24" text:outline-level="4" text:is-list-header="true">NOM DE NAISSANCE <text:bookmark-start text:name="NomDeNaissance"/><text:user-field-get text:name="FORMTEXT NomDeNaissance">     </text:user-field-get><text:bookmark-end text:name="NomDeNaissance"/></text:h>
      <text:p text:style-name="P3">PRÉNOM(S) <text:bookmark-start text:name="Prénoms"/><text:user-field-get text:name="FORMTEXT Prénoms">     </text:user-field-get><text:bookmark-end text:name="Prénoms"/></text:p>
      <text:h text:style-name="P24" text:outline-level="4" text:is-list-header="true">NOM D’USAGE <text:bookmark-start text:name="NomDUsage"/><text:user-field-get text:name="FORMTEXT NomDUsage">     </text:user-field-get><text:bookmark-end text:name="NomDUsage"/></text:h>
      <text:h text:style-name="P24" text:outline-level="4" text:is-list-header="true">NOM FIGURANT SUR LA PUBLICATION, si différent des deux précédents <text:bookmark-start text:name="NomSurPublication"/><text:user-field-get text:name="FORMTEXT NomSurPublication">     </text:user-field-get><text:bookmark-end text:name="NomSurPublication"/></text:h>
      <text:p text:style-name="P3">DATE DE NAISSANCE <text:span text:style-name="T4">(Format JJMMAAAA) </text:span><text:s/><text:bookmark-start text:name="DateNaissance"/><text:user-field-get text:name="FORMTEXT DateNaissance">     </text:user-field-get><text:bookmark-end text:name="DateNaissance"/></text:p>
      <text:h text:style-name="P17" text:outline-level="2" text:is-list-header="true"/>
      <text:p text:style-name="P7"/>
      <text:p text:style-name="P7">2. ADRESSE</text:p>
      <text:p text:style-name="P9"><text:span text:style-name="T1">N° et RUE </text:span><text:bookmark-start text:name="NuméroEtRue"/><text:user-field-get text:name="FORMTEXT NuméroEtRue">     </text:user-field-get><text:bookmark-end text:name="NuméroEtRue"/></text:p>
      <text:p text:style-name="P9"><text:span text:style-name="T1">CODE POSTAL </text:span><text:bookmark-start text:name="CodePostal"/><text:user-field-get text:name="FORMTEXT CodePostal">     </text:user-field-get><text:bookmark-end text:name="CodePostal"/><text:span text:style-name="T1"><text:tab/><text:tab/><text:tab/><text:tab/>PAYS </text:span><text:bookmark-start text:name="Pays"/><text:user-field-get text:name="FORMTEXT Pays">     </text:user-field-get><text:bookmark-end text:name="Pays"/></text:p>
      <text:p text:style-name="P9"><text:span text:style-name="T1">VILLE </text:span><text:bookmark-start text:name="Ville"/><text:user-field-get text:name="FORMTEXT Ville">     </text:user-field-get><text:bookmark-end text:name="Ville"/></text:p>
      <text:p text:style-name="P9"><text:span text:style-name="T1">ADRESSE ÉLECTRONIQUE </text:span><text:span text:style-name="T2">(facultatif) </text:span><text:bookmark-start text:name="EMail"/><text:span text:style-name="T4"><text:user-field-get text:name="FORMTEXT EMail">     </text:user-field-get></text:span><text:bookmark-end text:name="EMail"/></text:p>
      <text:h text:style-name="P18" text:outline-level="2" text:is-list-header="true"/>
      <text:p text:style-name="P6"/>
      <text:p text:style-name="P9"><text:span text:style-name="T1">3. DATE DE SOUTENANCE</text:span><text:span text:style-name="T2"><text:tab/><text:tab/></text:span><text:span text:style-name="T1">ANNÉE</text:span><text:span text:style-name="T2"> (AAAA) </text:span><text:bookmark-start text:name="Soutenance_Année"/><text:span text:style-name="T4"><text:user-field-get text:name="FORMTEXT Soutenance_Année">    </text:user-field-get></text:span><text:bookmark-end text:name="Soutenance_Année"/><text:span text:style-name="T2"><text:tab/><text:tab/><text:tab/></text:span><text:span text:style-name="T1">MOIS</text:span><text:span text:style-name="T2"> (MM) </text:span><text:bookmark-start text:name="Soutenance_Mois"/><text:span text:style-name="T4"><text:user-field-get text:name="FORMTEXT Soutenance_Mois">  </text:user-field-get></text:span><text:bookmark-end text:name="Soutenance_Mois"/></text:p>
      <text:h text:style-name="P18" text:outline-level="2" text:is-list-header="true"/>
      <text:p text:style-name="P6"/>
      <text:h text:style-name="P24" text:outline-level="4" text:is-list-header="true">4. DIRECTEUR DE THÈSE</text:h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3">SPÉCIALITÉ</text:p>
          </table:table-cell>
          <table:table-cell table:style-name="Tableau2.A1" office:value-type="string">
            <text:p text:style-name="Standard"><text:bookmark-start text:name="DirThèse_Spécialité"/><text:user-field-get text:name="FORMTEXT DirThèse_Spécialité">     </text:user-field-get><text:bookmark-end text:name="DirThèse_Spécialité"/></text:p>
          </table:table-cell>
        </table:table-row>
        <table:table-row table:style-name="Tableau2.1">
          <table:table-cell table:style-name="Tableau2.A1" office:value-type="string">
            <text:h text:style-name="P24" text:outline-level="4" text:is-list-header="true">NOM</text:h>
          </table:table-cell>
          <table:table-cell table:style-name="Tableau2.A1" office:value-type="string">
            <text:h text:style-name="P25" text:outline-level="4" text:is-list-header="true"><text:bookmark-start text:name="DirThèse_Nom"/><text:user-field-get text:name="FORMTEXT DirThèse_Nom">     </text:user-field-get><text:bookmark-end text:name="DirThèse_Nom"/></text:h>
          </table:table-cell>
        </table:table-row>
        <table:table-row table:style-name="Tableau2.1">
          <table:table-cell table:style-name="Tableau2.A1" office:value-type="string">
            <text:p text:style-name="P3">PRÉNOM(S)</text:p>
          </table:table-cell>
          <table:table-cell table:style-name="Tableau2.A1" office:value-type="string">
            <text:p text:style-name="Standard"><text:bookmark-start text:name="DirThèse_Prénom"/><text:user-field-get text:name="FORMTEXT DirThèse_Prénom">     </text:user-field-get><text:bookmark-end text:name="DirThèse_Prénom"/></text:p>
          </table:table-cell>
        </table:table-row>
      </table:table>
      <text:h text:style-name="P19" text:outline-level="2" text:is-list-header="true"/>
      <text:p text:style-name="P6"/>
      <text:p text:style-name="P9"><text:span text:style-name="T1">5. TYPE DE DOCTORAT </text:span><text:span text:style-name="T2">: </text:span><text:span text:style-name="T4">COCHER LE TYPE DE DOCTORAT</text:span></text:p>
      <text:p text:style-name="P10"/>
      <text:p text:style-name="P9"><text:bookmark-start text:name="TypeDoct_Doctorat"/><text:span text:style-name="T2"><text:user-field-get text:name="FORMCHECKBOX TypeDoct_Doctorat"/></text:span><text:bookmark-end text:name="TypeDoct_Doctorat"/><text:span text:style-name="T2"> THÈSE DOCTORAT<text:tab/><text:tab/></text:span><text:bookmark-start text:name="TypeDoct_Exercice"/><text:span text:style-name="T2"><text:user-field-get text:name="FORMCHECKBOX TypeDoct_Exercice"/></text:span><text:bookmark-end text:name="TypeDoct_Exercice"/><text:span text:style-name="T2"> THÈSE D’EXERCICE<text:tab/><text:tab/></text:span><text:bookmark-start text:name="TypeDoct_DoctÉtat"/><text:span text:style-name="T2"><text:user-field-get text:name="FORMCHECKBOX TypeDoct_DoctÉtat"/></text:span><text:bookmark-end text:name="TypeDoct_DoctÉtat"/><text:span text:style-name="T2"> THÈSE DOCTORAT D’ÉTAT</text:span></text:p>
      <text:p text:style-name="P10"/>
      <text:p text:style-name="P9"><text:span text:style-name="T2">DISCIPLINE </text:span><text:span text:style-name="T4"><text:user-field-get text:name="FORMTEXT Discipline">     </text:user-field-get></text:span></text:p>
      <text:h text:style-name="P21" text:outline-level="2" text:is-list-header="true"/>
      <text:p text:style-name="P10"/>
      <text:p text:style-name="P7">6. INDICATIONS BIBLIOGRAPHIQUES :</text:p>
      <text:p text:style-name="P9"/>
      <text:p text:style-name="P9"><text:span text:style-name="T2">Nombre de volumes : </text:span><text:bookmark-start text:name="NbDeVolumes"/><text:span text:style-name="T4"><text:user-field-get text:name="FORMTEXT NbDeVolumes">    </text:user-field-get></text:span><text:bookmark-end text:name="NbDeVolumes"/><text:span text:style-name="T2"> <text:s text:c="3"/><text:tab/>Nombre total de pages : </text:span><text:bookmark-start text:name="NbDePages"/><text:span text:style-name="T4"><text:user-field-get text:name="FORMTEXT NbDePages">    </text:user-field-get></text:span><text:bookmark-end text:name="NbDePages"/><text:span text:style-name="T2"> <text:s text:c="19"/>Nombre de références bibliographiques : </text:span><text:bookmark-start text:name="NbDeRéférencesBiblio"/><text:span text:style-name="T4"><text:user-field-get text:name="FORMTEXT NbDeRéférencesBiblio">    </text:user-field-get></text:span><text:bookmark-end text:name="NbDeRéférencesBiblio"/></text:p>
      <text:h text:style-name="P18" text:outline-level="2" text:is-list-header="true"/>
      <text:p text:style-name="P11"/>
      <text:p text:style-name="P13">AUCUN TEXTE MANUSCRIT N’EST ADMIS. DACTYLOGRAPHIER OU COLLER LE TEXTE IMPRIMÉ DANS LES ZONES PRÉVUES.</text:p>
      <text:p text:style-name="P11"/>
      <text:p text:style-name="P9"><text:span text:style-name="T2">TITRE DE LA THÈSE EN FRANÇAIS : </text:span><text:span text:style-name="T4">Transcrire en toutes lettres les symboles spéciaux.</text:span></text:p>
      <text:p text:style-name="P10"/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10"><text:bookmark-start text:name="TitreEnFrançais"/><text:user-field-get text:name="FORMTEXT TitreEnFrançais">     </text:user-field-get><text:bookmark-end text:name="TitreEnFrançais"/></text:p>
          </table:table-cell>
        </table:table-row>
      </table:table>
      <text:p text:style-name="P11"/>
      <text:p text:style-name="annotation_20_text"><text:span text:style-name="T5">(*) Les informations demandées sur ce formulaire sont destinées, à l’exception de l’adresse, à la constitution du catalogue collectif du Sudoc. Le Sudoc a fait l’objet d’une déclaration à la CNIL (arrêté du 10 septembre 1991 : publié au Journal Officiel du 1</text:span><text:span text:style-name="T7">er</text:span><text:span text:style-name="T5"> octobre 1991).</text:span></text:p>
      <text:p text:style-name="P10">Le droit d’accès et de rectification prévu par la loi n° 78 – 17 du 6 janvier 1978 relative à l’informatique, aux fichiers et aux libertés ne concerne que les informations de la première page de ce formulaire. Il peut s’exercer auprès de : Agence bibliographique de l’enseignement supérieur – BP 84308 / 34193 MONTPELLIER CEDEX 5 www.abes.fr.</text:p>
      <text:p text:style-name="P10"/>
      <text:p text:style-name="P26"><text:span text:style-name="T5">01-09-2006</text:span><text:span text:style-name="T6">RESUMÉ DE LA THÈSE EN FRANÇAIS</text:span></text:p>
      <text:p text:style-name="P7">Chaque cadre doit contenir un résumé de 1700 caractères maximum, espaces compris. En cas de dépassement, la coupure sera automatique.</text:p>
      <text:p text:style-name="P7">Le doctorant adresse son texte sous forme électronique selon les recommandations de la bibliothèque</text:p>
      <text:p text:style-name="P7"/>
      <table:table table:name="Tableau4" table:style-name="Tableau4">
        <table:table-column table:style-name="Tableau4.A"/>
        <table:table-row table:style-name="Tableau4.1">
          <table:table-cell table:style-name="Tableau4.A1" office:value-type="string">
            <text:p text:style-name="P10"><text:bookmark-start text:name="RésuméEnFrançais"/><text:user-field-get text:name="FORMTEXT RésuméEnFrançais">     </text:user-field-get><text:bookmark-end text:name="RésuméEnFrançais"/></text:p>
          </table:table-cell>
        </table:table-row>
      </table:table>
      <text:p text:style-name="P10"/>
      <text:p text:style-name="P10"/>
      <text:p text:style-name="P10"/>
      <text:p text:style-name="P10"/>
      <text:p text:style-name="P10"/>
      <text:p text:style-name="P7">RESUMÉ DE LA THÈSE EN ANGLAIS</text:p>
      <text:p text:style-name="P9"/>
      <table:table table:name="Tableau5" table:style-name="Tableau5">
        <table:table-column table:style-name="Tableau5.A"/>
        <table:table-row table:style-name="Tableau5.1">
          <table:table-cell table:style-name="Tableau5.A1" office:value-type="string">
            <text:p text:style-name="P10"><text:bookmark-start text:name="RésuméEnAnglais"/><text:user-field-get text:name="FORMTEXT RésuméEnAnglais">     </text:user-field-get><text:bookmark-end text:name="RésuméEnAnglais"/></text:p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9"><text:span text:style-name="T1">TITRE DE LA THÈSE EN ANGLAIS</text:span><text:span text:style-name="T2"> : </text:span><text:span text:style-name="T4">Transcrire en toutes lettres les symboles spéciaux</text:span></text:p>
      <text:p text:style-name="P10"/>
      <table:table table:name="Tableau6" table:style-name="Tableau6">
        <table:table-column table:style-name="Tableau6.A"/>
        <table:table-row table:style-name="Tableau6.1">
          <table:table-cell table:style-name="Tableau6.A1" office:value-type="string">
            <text:p text:style-name="P10"><text:bookmark-start text:name="TitreEnAnglais"/><text:user-field-get text:name="FORMTEXT TitreEnAnglais">     </text:user-field-get><text:bookmark-end text:name="TitreEnAnglais"/></text:p>
          </table:table-cell>
        </table:table-row>
      </table:table>
      <text:p text:style-name="P27">PROPOSITION DE MOTS-CLÉS<text:span text:style-name="T4"> :</text:span></text:p>
      <text:p text:style-name="P11"/>
      <text:p text:style-name="P11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11">1</text:p>
          </table:table-cell>
          <table:table-cell table:style-name="Tableau7.A1" office:value-type="string">
            <text:p text:style-name="P11"><text:bookmark-start text:name="Proposition_MotClé1"/><text:user-field-get text:name="FORMTEXT Proposition_MotClé1">     </text:user-field-get><text:bookmark-end text:name="Proposition_MotClé1"/></text:p>
          </table:table-cell>
          <table:table-cell table:style-name="Tableau7.A1" office:value-type="string">
            <text:p text:style-name="P11">5</text:p>
          </table:table-cell>
          <table:table-cell table:style-name="Tableau7.A1" office:value-type="string">
            <text:p text:style-name="P11"><text:bookmark-start text:name="Proposition_MotClé5"/><text:user-field-get text:name="FORMTEXT Proposition_MotClé5">     </text:user-field-get><text:bookmark-end text:name="Proposition_MotClé5"/></text:p>
          </table:table-cell>
        </table:table-row>
        <table:table-row table:style-name="Tableau7.1">
          <table:table-cell table:style-name="Tableau7.A1" office:value-type="string">
            <text:p text:style-name="P11">2</text:p>
          </table:table-cell>
          <table:table-cell table:style-name="Tableau7.A1" office:value-type="string">
            <text:p text:style-name="P11"><text:bookmark-start text:name="Proposition_MotClé2"/><text:user-field-get text:name="FORMTEXT Proposition_MotClé2">     </text:user-field-get><text:bookmark-end text:name="Proposition_MotClé2"/></text:p>
          </table:table-cell>
          <table:table-cell table:style-name="Tableau7.A1" office:value-type="string">
            <text:p text:style-name="P11">6</text:p>
          </table:table-cell>
          <table:table-cell table:style-name="Tableau7.A1" office:value-type="string">
            <text:p text:style-name="P11"><text:bookmark-start text:name="Proposition_MotClé6"/><text:user-field-get text:name="FORMTEXT Proposition_MotClé6">     </text:user-field-get><text:bookmark-end text:name="Proposition_MotClé6"/></text:p>
          </table:table-cell>
        </table:table-row>
        <table:table-row table:style-name="Tableau7.1">
          <table:table-cell table:style-name="Tableau7.A1" office:value-type="string">
            <text:p text:style-name="P11">3</text:p>
          </table:table-cell>
          <table:table-cell table:style-name="Tableau7.A1" office:value-type="string">
            <text:p text:style-name="P11"><text:bookmark-start text:name="Proposition_MotClé3"/><text:user-field-get text:name="FORMTEXT Proposition_MotClé3">     </text:user-field-get><text:bookmark-end text:name="Proposition_MotClé3"/></text:p>
          </table:table-cell>
          <table:table-cell table:style-name="Tableau7.A1" office:value-type="string">
            <text:p text:style-name="P11">7</text:p>
          </table:table-cell>
          <table:table-cell table:style-name="Tableau7.A1" office:value-type="string">
            <text:p text:style-name="P11"><text:bookmark-start text:name="Proposition_MotClé7"/><text:user-field-get text:name="FORMTEXT Proposition_MotClé7">     </text:user-field-get><text:bookmark-end text:name="Proposition_MotClé7"/></text:p>
          </table:table-cell>
        </table:table-row>
        <table:table-row table:style-name="Tableau7.1">
          <table:table-cell table:style-name="Tableau7.A1" office:value-type="string">
            <text:p text:style-name="P11">4</text:p>
          </table:table-cell>
          <table:table-cell table:style-name="Tableau7.A1" office:value-type="string">
            <text:p text:style-name="P11"><text:bookmark-start text:name="Proposition_MotClé4"/><text:user-field-get text:name="FORMTEXT Proposition_MotClé4">     </text:user-field-get><text:bookmark-end text:name="Proposition_MotClé4"/></text:p>
          </table:table-cell>
          <table:table-cell table:style-name="Tableau7.A1" office:value-type="string">
            <text:p text:style-name="P11">8</text:p>
          </table:table-cell>
          <table:table-cell table:style-name="Tableau7.A1" office:value-type="string">
            <text:p text:style-name="P11"><text:bookmark-start text:name="Proposition_MotClé8"/><text:user-field-get text:name="FORMTEXT Proposition_MotClé8">     </text:user-field-get><text:bookmark-end text:name="Proposition_MotClé8"/></text:p>
          </table:table-cell>
        </table:table-row>
      </table:table>
      <text:p text:style-name="P11"/>
      <text:p text:style-name="P11"/>
      <text:p text:style-name="P7">AUTORISATIONS :</text:p>
      <text:p text:style-name="P11"/>
      <text:p text:style-name="P7"><text:span text:style-name="T4"><text:user-field-get text:name="FORMCHECKBOX Autoris_Jury_Oui"/></text:span><text:span text:style-name="T4"> <text:s text:c="4"/></text:span><text:span text:style-name="T8">OUI, la thèse est diffusable dans le respect <text:s/>des droits à l’image, droits d’auteurs et droits voisin : </text:span></text:p>
      <text:p text:style-name="P7"><text:span text:style-name="T8"><text:tab/></text:span><text:span text:style-name="T8"><text:user-field-get text:name="FORMCHECKBOX Autoris_Jury_Oui"/></text:span><text:span text:style-name="T8"> <text:s text:c="4"/>En texte intégral</text:span></text:p>
      <text:p text:style-name="P7"><text:span text:style-name="T8"><text:tab/></text:span><text:span text:style-name="T8"><text:user-field-get text:name="FORMCHECKBOX Autoris_Jury_Oui"/></text:span><text:span text:style-name="T8"> <text:s text:c="4"/>Après retrait des œuvres ou extraits significatifs d’œuvres protégées et signalées comme telles dans la thèse</text:span></text:p>
      <text:p text:style-name="P7"><text:span text:style-name="T4"><text:user-field-get text:name="FORMCHECKBOX Autoris_Jury_Oui"/></text:span><text:span text:style-name="T4"> <text:s text:c="4"/></text:span><text:span text:style-name="T8">NON</text:span><text:span text:style-name="T4"> </text:span><text:span text:style-name="T8">: préciser obligatoirement</text:span></text:p>
      <text:p text:style-name="P9"><text:span text:style-name="T4"><text:tab/></text:span><text:span text:style-name="T2"><text:user-field-get text:name="FORMCHECKBOX Autoris_Jury_Oui"/></text:span><text:span text:style-name="T2"> <text:s text:c="4"/></text:span><text:span text:style-name="T9">Je n’autorise pas la diffusion de ma thèse sur Internet <text:s/>après sa numérisation</text:span></text:p>
      <text:p text:style-name="P16"><text:span text:style-name="T4"><text:user-field-get text:name="FORMCHECKBOX Autoris_Jury_Oui"/></text:span><text:span text:style-name="T4"> <text:s text:c="4"/></text:span><text:span text:style-name="T8">Je n’autorise pas la reproduction de ma thèse aux frais de l’Etat sous forme de microfiches</text:span></text:p>
      <text:p text:style-name="P11"/>
      <text:p text:style-name="P11"/>
      <text:p text:style-name="P11">DATE ET SIGNATURE DE L’AUTEUR</text:p>
      <text:p text:style-name="P11"/>
      <table:table table:name="Tableau8" table:style-name="Tableau8">
        <table:table-column table:style-name="Tableau8.A"/>
        <table:table-row table:style-name="Tableau8.1">
          <table:table-cell table:style-name="Tableau8.A1" office:value-type="string">
            <text:p text:style-name="P11"/>
          </table:table-cell>
        </table:table-row>
      </table:table>
      <text:p text:style-name="P11"/>
      <text:p text:style-name="P11"/>
      <text:h text:style-name="P22" text:outline-level="2" text:is-list-header="true"/>
      <text:p text:style-name="P12"/>
      <text:p text:style-name="P14">À REMPLIR PAR LE SERVICE DE DOCTORAT</text:p>
      <text:p text:style-name="P11"/>
      <text:p text:style-name="P11"/>
      <text:p text:style-name="P9"><text:span text:style-name="T1">É</text:span><text:span text:style-name="T2">TABLISSEMENT <text:tab/></text:span><text:bookmark-start text:name="Établissement_2"/><text:span text:style-name="T4"><text:user-field-get text:name="FORMTEXT Établissement_2">     </text:user-field-get></text:span><text:bookmark-end text:name="Établissement_2"/></text:p>
      <text:p text:style-name="P11"/>
      <text:p text:style-name="P11"/>
      <text:p text:style-name="P11"/>
      <text:p text:style-name="P7"/>
      <text:p text:style-name="P7"/>
      <text:p text:style-name="P7">CONFIDENTIALITÉ PRONONCÉE PAR LE PRÉSIDENT DE L’ÉTABLISSEMENT</text:p>
      <text:p text:style-name="P7"/>
      <text:p text:style-name="P9"><text:span text:style-name="T2"><text:user-field-get text:name="FORMCHECKBOX Autoris_Jury_Oui"/></text:span><text:span text:style-name="T2"> <text:s text:c="4"/></text:span><text:span text:style-name="T9">NON</text:span></text:p>
      <text:p text:style-name="P9"><text:bookmark-start text:name="Autoris_Jury_Oui"/><text:span text:style-name="T2"><text:user-field-get text:name="FORMCHECKBOX Autoris_Jury_Oui"/></text:span><text:bookmark-end text:name="Autoris_Jury_Oui"/><text:span text:style-name="T2"> <text:s text:c="4"/></text:span><text:span text:style-name="T9">OUI</text:span><text:span text:style-name="T2"> </text:span><text:span text:style-name="T9">: thèse confidentielle</text:span><text:span text:style-name="T2"> <text:s text:c="4"/></text:span><text:span text:style-name="T9">JUSQU’EN (préciser obligatoirement) <text:s text:c="5"/></text:span><text:span text:style-name="T2"><text:s/></text:span><text:bookmark-start text:name="Autoris_Jury_NonDate"/><text:span text:style-name="T4"><text:user-field-get text:name="FORMTEXT Autoris_Jury_NonDate">    </text:user-field-get></text:span><text:bookmark-end text:name="Autoris_Jury_NonDate"/></text:p>
      <text:p text:style-name="P11"/>
      <text:p text:style-name="P11"/>
      <text:p text:style-name="P7"><text:bookmark-start text:name="Autoris_Jury_NonCorr"/>CORRECTIONS : une possibilité uniquement</text:p>
      <text:p text:style-name="P11"/>
      <text:p text:style-name="P7"><text:span text:style-name="T4"><text:user-field-get text:name="FORMCHECKBOX Autoris_Jury_NonCorr"/></text:span><text:span text:style-name="T4"> <text:s text:c="4"/></text:span><text:span text:style-name="T8">Pas de correction demandée</text:span><text:span text:style-name="T4"> </text:span></text:p>
      <text:p text:style-name="P7"><text:span text:style-name="T4"><text:user-field-get text:name="FORMCHECKBOX Autoris_Jury_NonCorr"/></text:span><text:span text:style-name="T4"> <text:s text:c="4"/></text:span><text:span text:style-name="T8">Thèse corrigée dans le délai de 3 mois après la soutenance</text:span></text:p>
      <text:p text:style-name="P7"><text:span text:style-name="T4"><text:user-field-get text:name="FORMCHECKBOX Autoris_Jury_NonCorr"/></text:span><text:bookmark-end text:name="Autoris_Jury_NonCorr"/><text:span text:style-name="T4"> <text:s text:c="4"/></text:span><text:span text:style-name="T8">Thèse non corrigée dans le délai de 3 mois après la soutenance</text:span></text:p>
      <text:p text:style-name="P11"/>
      <text:p text:style-name="P11"/>
      <text:p text:style-name="P11"/>
      <table:table table:name="Tableau9" table:style-name="Tableau9">
        <table:table-column table:style-name="Tableau9.A"/>
        <table:table-row table:style-name="Tableau9.1">
          <table:table-cell table:style-name="Tableau9.A1" office:value-type="string">
            <text:p text:style-name="P11"/>
            <text:p text:style-name="P15">APRÈS VÉRIFICATION, DATE et CACHET DU SERVICE DE DOCTORAT</text:p>
          </table:table-cell>
        </table:table-row>
      </table:table>
      <text:p text:style-name="P28">À REMPLIR PAR LA BIBLIOTHÈQUE</text:p>
      <text:p text:style-name="P8"/>
      <text:p text:style-name="P8"/>
      <text:p text:style-name="P8"/>
      <text:p text:style-name="P9"><text:span text:style-name="T1"><text:tab/></text:span><text:span text:style-name="T2">CATALOGAGE DE LA THÈSE ASSURÉ PAR LA BIBLIOTHEQUE DE L’ÉTABLISSEMENT</text:span></text:p>
      <text:p text:style-name="P11"/>
      <text:p text:style-name="P11"/>
      <text:p text:style-name="P11">LOCALISATION DE L’EXEMPLAIRE ORIGINAL :</text:p>
      <text:p text:style-name="P11"/>
      <text:p text:style-name="P9"><text:span text:style-name="T2">RCR <text:s text:c="2"/></text:span><text:bookmark-start text:name="Rbccn"/><text:span text:style-name="T4"><text:user-field-get text:name="FORMTEXT Rbccn">     </text:user-field-get></text:span><text:bookmark-end text:name="Rbccn"/></text:p>
      <text:p text:style-name="P9"><text:span text:style-name="T2">NUMÉRO D’IDENTIFICATION <text:s/>DE LA THESE </text:span><text:bookmark-start text:name="NNT"/><text:span text:style-name="T4"><text:user-field-get text:name="FORMTEXT NNT">     </text:user-field-get></text:span><text:bookmark-end text:name="NNT"/></text:p>
      <text:p text:style-name="P11"/>
      <text:p text:style-name="P10">Composé de 12 caractères : les 4 premiers indiquent l’année de soutenance, les 4 suivants l’établissement, les 4 derniers correspondent à un numéro séquentiel</text:p>
      <text:p text:style-name="P10"/>
      <text:h text:style-name="P20" text:outline-level="2" text:is-list-header="true"/>
      <text:p text:style-name="P10"/>
      <text:p text:style-name="P10"><text:span text:style-name="T1">DISCIPLINE </text:span>(telle qu’elle est indiquée sur la page de titre de la thèse.)</text:p>
      <text:p text:style-name="P11"/>
      <text:p text:style-name="P10"><text:bookmark-start text:name="Discipline"/><text:user-field-get text:name="FORMTEXT Discipline">     </text:user-field-get><text:bookmark-end text:name="Discipline"/></text:p>
      <text:p text:style-name="P11"/>
      <text:p text:style-name="P11">INDEXATION RAMEAU </text:p>
      <text:p text:style-name="P11"/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table:style-name="Tableau10.A1" office:value-type="string">
            <text:p text:style-name="P11">1</text:p>
          </table:table-cell>
          <table:table-cell table:style-name="Tableau10.A1" office:value-type="string">
            <text:p text:style-name="P11"><text:bookmark-start text:name="IndexationRameau1"/><text:user-field-get text:name="FORMTEXT IndexationRameau1">     </text:user-field-get><text:bookmark-end text:name="IndexationRameau1"/></text:p>
          </table:table-cell>
        </table:table-row>
        <table:table-row table:style-name="Tableau10.1">
          <table:table-cell table:style-name="Tableau10.A1" office:value-type="string">
            <text:p text:style-name="P11">2</text:p>
          </table:table-cell>
          <table:table-cell table:style-name="Tableau10.A1" office:value-type="string">
            <text:p text:style-name="P11"><text:bookmark-start text:name="IndexationRameau2"/><text:user-field-get text:name="FORMTEXT IndexationRameau2">     </text:user-field-get><text:bookmark-end text:name="IndexationRameau2"/></text:p>
          </table:table-cell>
        </table:table-row>
        <table:table-row table:style-name="Tableau10.1">
          <table:table-cell table:style-name="Tableau10.A1" office:value-type="string">
            <text:p text:style-name="P11">3</text:p>
          </table:table-cell>
          <table:table-cell table:style-name="Tableau10.A1" office:value-type="string">
            <text:p text:style-name="P11"><text:bookmark-start text:name="IndexationRameau3"/><text:user-field-get text:name="FORMTEXT IndexationRameau3">     </text:user-field-get><text:bookmark-end text:name="IndexationRameau3"/></text:p>
          </table:table-cell>
        </table:table-row>
        <table:table-row table:style-name="Tableau10.1">
          <table:table-cell table:style-name="Tableau10.A1" office:value-type="string">
            <text:p text:style-name="P11">4</text:p>
          </table:table-cell>
          <table:table-cell table:style-name="Tableau10.A1" office:value-type="string">
            <text:p text:style-name="P11"><text:bookmark-start text:name="IndexationRameau4"/><text:user-field-get text:name="FORMTEXT IndexationRameau4">     </text:user-field-get><text:bookmark-end text:name="IndexationRameau4"/></text:p>
          </table:table-cell>
        </table:table-row>
        <table:table-row table:style-name="Tableau10.1">
          <table:table-cell table:style-name="Tableau10.A1" office:value-type="string">
            <text:p text:style-name="P11">5</text:p>
          </table:table-cell>
          <table:table-cell table:style-name="Tableau10.A1" office:value-type="string">
            <text:p text:style-name="P11"><text:bookmark-start text:name="IndexationRameau5"/><text:user-field-get text:name="FORMTEXT IndexationRameau5">     </text:user-field-get><text:bookmark-end text:name="IndexationRameau5"/></text:p>
          </table:table-cell>
        </table:table-row>
      </table:table>
      <text:p text:style-name="P11"/>
      <text:p text:style-name="P11"/>
      <text:p text:style-name="P11">INDEXATION LIBRE</text:p>
      <text:p text:style-name="P11"/>
      <table:table table:name="Tableau11" table:style-name="Tableau11">
        <table:table-column table:style-name="Tableau11.A"/>
        <table:table-column table:style-name="Tableau11.B"/>
        <table:table-row table:style-name="Tableau11.1">
          <table:table-cell table:style-name="Tableau11.A1" office:value-type="string">
            <text:p text:style-name="P11">1</text:p>
          </table:table-cell>
          <table:table-cell table:style-name="Tableau11.A1" office:value-type="string">
            <text:p text:style-name="P11"><text:bookmark-start text:name="IndexationLibre1"/><text:user-field-get text:name="FORMTEXT IndexationLibre1">     </text:user-field-get><text:bookmark-end text:name="IndexationLibre1"/></text:p>
          </table:table-cell>
        </table:table-row>
        <table:table-row table:style-name="Tableau11.1">
          <table:table-cell table:style-name="Tableau11.A1" office:value-type="string">
            <text:p text:style-name="P11">2</text:p>
          </table:table-cell>
          <table:table-cell table:style-name="Tableau11.A1" office:value-type="string">
            <text:p text:style-name="P11"><text:bookmark-start text:name="IndexationLibre2"/><text:user-field-get text:name="FORMTEXT IndexationLibre2">     </text:user-field-get><text:bookmark-end text:name="IndexationLibre2"/></text:p>
          </table:table-cell>
        </table:table-row>
        <table:table-row table:style-name="Tableau11.1">
          <table:table-cell table:style-name="Tableau11.A1" office:value-type="string">
            <text:p text:style-name="P11">3</text:p>
          </table:table-cell>
          <table:table-cell table:style-name="Tableau11.A1" office:value-type="string">
            <text:p text:style-name="P11"><text:bookmark-start text:name="IndexationLibre3"/><text:user-field-get text:name="FORMTEXT IndexationLibre3">     </text:user-field-get><text:bookmark-end text:name="IndexationLibre3"/></text:p>
          </table:table-cell>
        </table:table-row>
        <table:table-row table:style-name="Tableau11.1">
          <table:table-cell table:style-name="Tableau11.A1" office:value-type="string">
            <text:p text:style-name="P11">4</text:p>
          </table:table-cell>
          <table:table-cell table:style-name="Tableau11.A1" office:value-type="string">
            <text:p text:style-name="P11"><text:bookmark-start text:name="IndexationLibre4"/><text:user-field-get text:name="FORMTEXT IndexationLibre4">     </text:user-field-get><text:bookmark-end text:name="IndexationLibre4"/></text:p>
          </table:table-cell>
        </table:table-row>
      </table:table>
      <text:p text:style-name="P11"/>
      <text:p text:style-name="P11"/>
      <text:p text:style-name="P11"/>
      <text:h text:style-name="P20" text:outline-level="2" text:is-list-header="true"/>
      <text:p text:style-name="P11"/>
      <text:p text:style-name="P11">REPRODUCTION </text:p>
      <text:p text:style-name="P11"/>
      <text:p text:style-name="P7"><text:span text:style-name="T4"><text:user-field-get text:name="FORMCHECKBOX Autoris_Jury_Oui"/></text:span><text:span text:style-name="T4"> <text:s text:c="4"/></text:span><text:span text:style-name="T8">NON</text:span></text:p>
      <text:p text:style-name="P7"><text:span text:style-name="T4"><text:user-field-get text:name="FORMCHECKBOX Autoris_Jury_Oui"/></text:span><text:span text:style-name="T4"> <text:s text:c="4"/></text:span><text:span text:style-name="T8">OUI</text:span><text:span text:style-name="T4"> : Thèse reproductible sous forme de microfiches. Transmission d’un <text:s/>exemplaire accompagné du formulaire à l’Atelier national de reproduction de </text:span></text:p>
      <text:p text:style-name="P7"><text:span text:style-name="T4"><text:tab/></text:span><text:span text:style-name="T4"><text:user-field-get text:name="FORMCHECKBOX Autoris_Jury_Oui"/></text:span><text:span text:style-name="T4"> <text:s text:c="4"/></text:span><text:span text:style-name="T8">Lille</text:span></text:p>
      <text:p text:style-name="P7"><text:span text:style-name="T8"><text:tab/></text:span><text:span text:style-name="T4"><text:user-field-get text:name="FORMCHECKBOX Autoris_Jury_Oui"/></text:span><text:span text:style-name="T4"> <text:s text:c="4"/></text:span><text:span text:style-name="T8">Grenoble</text:span></text:p>
      <text:p text:style-name="P7"><text:span text:style-name="T4"><text:user-field-get text:name="FORMCHECKBOX Autoris_Jury_Oui"/></text:span><text:span text:style-name="T4"> <text:s text:c="4"/></text:span><text:span text:style-name="T8">OUI</text:span><text:span text:style-name="T4"> : Thèse diffusable sur Internet</text:span></text:p>
      <text:p text:style-name="P7"><text:span text:style-name="T4"><text:tab/></text:span><text:span text:style-name="T4"><text:user-field-get text:name="FORMCHECKBOX Autoris_Jury_Oui"/></text:span><text:span text:style-name="T4"> <text:s text:c="4"/>En texte intégral</text:span></text:p>
      <text:p text:style-name="P7"><text:span text:style-name="T4"><text:tab/></text:span><text:span text:style-name="T4"><text:user-field-get text:name="FORMCHECKBOX Autoris_Jury_Oui"/></text:span><text:span text:style-name="T4"> <text:s text:c="4"/>Après retrait des œuvres ou extraits significatifs d’œuvres protégées et signalées comme telles dans la thèse</text:span></text:p>
      <text:p text:style-name="P11"/>
      <text:p text:style-name="P11"/>
      <text:p text:style-name="P11"/>
      <text:p text:style-name="P11"/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11"/>
            <text:p text:style-name="P11">DATE ET CACHET DE L’ÉTABLISSEMENT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none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Times New Roman" style:font-size-asian="12pt" style:language-asian="fr" style:country-asian="FR" style:font-name-complex="Times New Roman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start" style:justify-single-word="false" fo:text-indent="0cm" style:auto-text-indent="false" style:text-autospace="ideograph-alpha" style:vertical-align="auto"/>
      <style:text-properties fo:font-size="10pt" fo:language="fr" fo:country="FR" style:font-size-asian="10pt" style:language-asian="fr" style:country-asian="FR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>
      <style:paragraph-properties fo:keep-with-next="always"/>
      <style:text-properties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heading_20_2" style:display-name="heading 2" style:family="paragraph" style:parent-style-name="Standard" style:next-style-name="Standard" style:default-outline-level="2">
      <style:paragraph-properties fo:text-align="center" style:justify-single-word="false" fo:keep-with-next="always"/>
      <style:text-properties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heading_20_3" style:display-name="heading 3" style:family="paragraph" style:parent-style-name="Standard" style:next-style-name="Standard" style:default-outline-level="3">
      <style:paragraph-properties fo:text-align="center" style:justify-single-word="false" fo:keep-with-next="always"/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heading_20_4" style:display-name="heading 4" style:family="paragraph" style:parent-style-name="Standard" style:next-style-name="Standard" style:default-outline-level="4">
      <style:paragraph-properties fo:keep-with-next="always"/>
      <style:text-properties style:font-name="Arial" fo:font-weight="bold" style:font-name-asian="Arial" style:font-weight-asian="bold" style:font-name-complex="Arial" style:font-weight-complex="bold"/>
    </style:style>
    <style:style style:name="annotation_20_text" style:display-name="annotation text" style:family="paragraph" style:parent-style-name="Standard">
      <style:text-properties style:font-name="Arial" style:font-name-asian="Arial" style:font-name-complex="Arial"/>
    </style:style>
    <style:style style:name="Document_20_Map" style:display-name="Document Map" style:family="paragraph" style:parent-style-name="Standard">
      <style:text-properties style:font-name="Tahoma" style:font-name-asian="Tahoma" style:font-name-complex="Tahoma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752cm" fo:margin-left="2.499cm" fo:margin-right="1.498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sion_20_1" style:display-name="Conversion 1" style:page-layout-name="Mpm1"/>
    <style:master-page style:name="Conversion_20_2" style:display-name="Conversion 2" style:page-layout-name="Mpm1"/>
    <style:master-page style:name="Conversion_20_3" style:display-name="Conversion 3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7$Build-9354</meta:generator>
    <meta:creation-date>2007-09-04T14:25:08</meta:creation-date>
    <dc:date>2007-09-04T14:28:01</dc:date>
    <meta:editing-cycles>1</meta:editing-cycles>
    <meta:editing-duration>PT0S</meta:editing-duration>
    <meta:document-statistic meta:character-count="4048" meta:image-count="0" meta:object-count="0" meta:page-count="4" meta:paragraph-count="120" meta:table-count="12" meta:word-count="591"/>
    <meta:user-defined meta:name="Info 1"/>
    <meta:user-defined meta:name="Info 2"/>
    <meta:user-defined meta:name="Info 3"/>
    <meta:user-defined meta:name="Info 4"/>
  </office:meta>
</office:document-meta>
</file>